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5cm" fo:min-width="23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3.1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8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pr1" style:family="presentation" style:parent-style-name="glacier-notes">
      <style:graphic-properties draw:fill-color="#ffffff" draw:auto-grow-height="true" fo:min-height="12.573cm"/>
    </style:style>
    <style:style style:name="pr2" style:family="presentation" style:parent-style-name="glacier-notes">
      <style:graphic-properties draw:fill-color="#ffffff" fo:min-height="12.322cm"/>
    </style:style>
    <style:style style:name="P1" style:family="paragraph">
      <style:text-properties fo:color="#ff0000"/>
    </style:style>
    <style:style style:name="P2" style:family="paragraph">
      <style:text-properties fo:color="#ff0000" fo:font-size="36pt" style:font-size-asian="36pt" style:font-size-complex="36pt"/>
    </style:style>
    <style:style style:name="P3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0000" fo:font-size="36pt" style:font-size-asian="36pt" style:font-size-complex="36pt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>
        <office:forms form:automatic-focus="false" form:apply-design-mode="false"/>
        <draw:frame draw:style-name="gr1" draw:text-style-name="P2" draw:layer="layout" svg:width="26.67cm" svg:height="3.252cm" svg:x="1.27cm" svg:y="1.27cm">
          <draw:text-box>
            <text:p text:style-name="P1"><text:span text:style-name="T1">Akka: Background</text:span></text:p>
            <text:p text:style-name="P1"><text:span text:style-name="T2"/></text:p>
          </draw:text-box>
        </draw:frame>
        <draw:frame draw:style-name="gr2" draw:text-style-name="P1" draw:layer="layout" svg:width="21.59cm" svg:height="1.27cm" svg:x="1.905cm" svg:y="7.62cm">
          <draw:text-box>
            <text:p><text:span text:style-name="T3"><text:a xlink:href="http://akkasource.org/">http://akkasource.org/</text:a></text:span></text:p>
          </draw:text-box>
        </draw:frame>
        <draw:frame draw:style-name="gr3" draw:text-style-name="P1" draw:layer="layout" svg:width="24.469cm" svg:height="4.517cm" svg:x="1.905cm" svg:y="8.89cm">
          <draw:text-box>
            <text:p text:style-name="P1"><text:span text:style-name="T3">Created by Jonas Boner, who worked for worked at Terracotta, started AspectWerkz,</text:span></text:p>
            <text:p text:style-name="P1"><text:span text:style-name="T3">And now runs his own consultancy in Sweden, called Scalable Solutions</text:span></text:p>
            <text:p text:style-name="P1"><text:span text:style-name="T3">http://jonasboner.com</text:span></text:p>
            <text:p text:style-name="P1"><text:span text:style-name="T3"><text:a xlink:href="http://scalablesolutions.se/">http://scalablesolutions.se</text:a></text:span></text:p>
            <text:p text:style-name="P1"><text:span text:style-name="T3">@jboner</text:span></text:p>
            <text:p text:style-name="P1"><text:span text:style-name="T3"/></text:p>
          </draw:text-box>
        </draw:frame>
        <draw:frame draw:style-name="gr4" draw:text-style-name="P1" draw:layer="layout" svg:width="8.126cm" svg:height="2.384cm" svg:x="1.905cm" svg:y="13.491cm">
          <draw:text-box>
            <text:p><text:span text:style-name="T3">Viktor Klang</text:span></text:p>
            <text:p><text:span text:style-name="T3">Committer on Lift and Akka</text:span></text:p>
            <text:p><text:span text:style-name="T3">@viktorklang</text:span></text:p>
          </draw:text-box>
        </draw:frame>
        <draw:frame draw:style-name="gr4" draw:text-style-name="P1" draw:layer="layout" svg:width="12.999cm" svg:height="0.962cm" svg:x="1.905cm" svg:y="16.818cm">
          <draw:text-box>
            <text:p><text:span text:style-name="T3">Named after a mountain in northern Sweden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acier">
        <office:forms form:automatic-focus="false" form:apply-design-mode="false"/>
        <draw:frame draw:style-name="gr4" draw:text-style-name="P3" draw:layer="layout" svg:width="8.186cm" svg:height="1.83cm" svg:x="1.339cm" svg:y="1.345cm">
          <draw:text-box>
            <text:p><text:span text:style-name="T1">Akka: What</text:span></text:p>
          </draw:text-box>
        </draw:frame>
        <draw:frame draw:style-name="gr6" draw:text-style-name="P1" draw:layer="layout" svg:width="24.244cm" svg:height="1.905cm" svg:x="2.426cm" svg:y="7.62cm">
          <draw:text-box>
            <text:p text:style-name="P1"><text:span text:style-name="T3">“</text:span><text:span text:style-name="T3">Akka is the platform for the next generation event-driven, scalable and fault-tolerant architectures on the JVM”</text:span></text:p>
          </draw:text-box>
        </draw:frame>
        <draw:frame draw:style-name="gr4" draw:text-style-name="P1" draw:layer="layout" svg:width="4.206cm" svg:height="0.962cm" svg:x="2.54cm" svg:y="10.16cm">
          <draw:text-box>
            <text:p><text:span text:style-name="T3">Actors Model</text:span></text:p>
          </draw:text-box>
        </draw:frame>
        <draw:frame draw:style-name="gr7" draw:text-style-name="P1" draw:layer="layout" svg:width="18.415cm" svg:height="1.27cm" svg:x="4.445cm" svg:y="11.43cm">
          <draw:text-box>
            <text:p><text:span text:style-name="T3">Dispatchers</text:span></text:p>
          </draw:text-box>
        </draw:frame>
        <draw:frame draw:style-name="gr4" draw:text-style-name="P1" draw:layer="layout" svg:width="21.279cm" svg:height="0.962cm" svg:x="4.445cm" svg:y="14.278cm">
          <draw:text-box>
            <text:p text:style-name="P1"><text:span text:style-name="T3">Fault Tolerance through Erlang-style Actor supervisor hierarchies: let-it-fail</text:span></text:p>
          </draw:text-box>
        </draw:frame>
        <draw:frame draw:style-name="gr8" draw:text-style-name="P1" draw:layer="layout" svg:width="4.807cm" svg:height="0.962cm" svg:x="4.445cm" svg:y="12.7cm">
          <draw:text-box>
            <text:p text:style-name="P1"><text:span text:style-name="T3">Easy Remoting</text:span></text:p>
          </draw:text-box>
        </draw:frame>
        <draw:frame draw:style-name="gr4" draw:text-style-name="P1" draw:layer="layout" svg:width="4.278cm" svg:height="0.962cm" svg:x="4.445cm" svg:y="15.548cm">
          <draw:text-box>
            <text:p text:style-name="P1"><text:span text:style-name="T3">HotSwapping</text:span></text:p>
          </draw:text-box>
        </draw:frame>
        <draw:frame draw:style-name="gr4" draw:text-style-name="P1" draw:layer="layout" svg:width="9.43cm" svg:height="0.962cm" svg:x="2.54cm" svg:y="17.145cm">
          <draw:text-box>
            <text:p text:style-name="P1"><text:span text:style-name="T3">Software Transactional Memory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draw:background-size="border" draw:fill="bitmap" draw:fill-image-name="tunnel_5f_box" draw:fill-image-width="0cm" draw:fill-image-height="0cm"/>
    </style:style>
    <style:style style:name="Mdp8" style:family="drawing-page">
      <style:drawing-page-properties draw:background-size="border" draw:fill="bitmap" draw:fill-image-name="winteraletsch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unnel-title">
      <style:graphic-properties draw:fill-color="#ffffff" draw:auto-grow-height="false" fo:min-height="3.507cm"/>
    </style:style>
    <style:style style:name="Mpr2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7">
      <draw:frame presentation:style-name="Mpr1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8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6T00:54:14</meta:creation-date>
    <meta:editing-duration>PT07H12M10S</meta:editing-duration>
    <meta:editing-cycles>4</meta:editing-cycles>
    <dc:date>2010-02-16T08:42:15</dc:date>
    <meta:generator>OpenOffice.org/3.2$Unix OpenOffice.org_project/320m12$Build-9483</meta:generator>
    <meta:document-statistic meta:object-count="115"/>
  </office:meta>
</office:document-meta>
</file>